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weight-complex="bold"/>
    </style:style>
    <style:style style:name="P3" style:family="paragraph" style:parent-style-name="Standard">
      <style:text-properties style:font-weight-complex="bold"/>
    </style:style>
    <style:style style:name="P4" style:family="paragraph" style:parent-style-name="Standard" style:list-style-name="L1">
      <style:text-properties style:font-weight-complex="bold"/>
    </style:style>
    <style:style style:name="P5" style:family="paragraph" style:parent-style-name="Standard">
      <style:text-properties officeooo:rsid="00159997" officeooo:paragraph-rsid="00159997" style:font-weight-complex="bold"/>
    </style:style>
    <style:style style:name="P6" style:family="paragraph" style:parent-style-name="Standard">
      <style:text-properties officeooo:rsid="0016574c" officeooo:paragraph-rsid="0016574c" style:font-weight-complex="bold"/>
    </style:style>
    <style:style style:name="P7" style:family="paragraph" style:parent-style-name="Standard">
      <style:text-properties officeooo:rsid="00173130" officeooo:paragraph-rsid="00173130"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0159997" officeooo:paragraph-rsid="00159997" style:font-weight-asian="bold" style:font-weight-complex="bold"/>
    </style:style>
    <style:style style:name="P10" style:family="paragraph" style:parent-style-name="Standard">
      <style:text-properties fo:font-weight="bold" officeooo:rsid="00173130" officeooo:paragraph-rsid="00173130" style:font-weight-asian="bold" style:font-weight-complex="bold"/>
    </style:style>
    <style:style style:name="P11" style:family="paragraph" style:parent-style-name="Standard" style:master-page-name="MP0">
      <style:paragraph-properties style:page-number="auto"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159997"/>
    </style:style>
    <style:style style:name="T3" style:family="text">
      <style:text-properties officeooo:rsid="0016574c"/>
    </style:style>
    <style:style style:name="T4" style:family="text">
      <style:text-properties officeooo:rsid="0017b04e"/>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age 1 – Getting To It</text:p>
      <text:p text:style-name="Standard"/>
      <text:p text:style-name="Standard">It is common when learning programming for the first time to learn how to make a computer output the sentence, “Hello World!”. With Java this can be done simple using the code:</text:p>
      <text:p text:style-name="Standard"/>
      <text:p text:style-name="Standard">[1]</text:p>
      <text:p text:style-name="Standard"/>
      <text:p text:style-name="Standard">This may look complicated to you right now, but as we learn more reading this and understanding every part should become more natural.</text:p>
      <text:p text:style-name="Standard"/>
      <text:p text:style-name="Standard">The first component of a program is the <text:span text:style-name="Default_20_Paragraph_20_Font"><text:span text:style-name="T1">class</text:span></text:span>. (Line 1) Every program must contain alt east one class. You might think of a class as class in a school. Later we will populate the class with students who have individual jobs to do.</text:p>
      <text:p text:style-name="Standard"/>
      <text:p text:style-name="Standard">The second component of a program is <text:span text:style-name="Default_20_Paragraph_20_Font"><text:span text:style-name="T1">methods</text:span></text:span>. Every program must contain at lest one of these also. (Line 2). (Note that the word “main” in this case must be lowercase.) The first (or only) method in a program should always be called “main” as is seen in the above program. The main method is where the program begins execution, you might think of this as the teacher of the class. The teacher shows the students how to achieve a goal, or the method for solving a problem.</text:p>
      <text:p text:style-name="Standard"/>
      <text:p text:style-name="Standard">Within the main method is the “System.out.println” statement. This statement tells the computer to print out “Welcome to Java!”. (Line 4) We call lines of characters, or in this case the sentence, “<text:span text:style-name="Default_20_Paragraph_20_Font"><text:span text:style-name="T1">Strings</text:span></text:span>”. The sentence “Welcome to Java!” is essentially a string of characters containing W, e, l, and so on. Note that a String must be enclosed in quotation marks in order for the computer to understand that it is a string and not a command. Also, every statement, or instruction, must in a semi-colon. (;) This tells the computer that the command is finished and that it needs to move to the next line.</text:p>
      <text:p text:style-name="Standard"/>
      <text:p text:style-name="Standard">You'll notice that we skipped explaining Line 3. That is because what is on this line actually doesn't do anything. By putting // in front of a line you tell the computer to ignore the statement. This is known as a “<text:span text:style-name="Default_20_Paragraph_20_Font"><text:span text:style-name="T1">comment</text:span></text:span>”. Comments allow the programmer to make notes so that when he returns to the program later he can more quickly get an understanding of what it does. This can also be helpful when working in teams or when someone looks at your code down the line. Comments are a great way to establish the logic of the program so that anyone can understand it.</text:p>
      <text:p text:style-name="Standard"/>
      <text:p text:style-name="Standard">Another way to leave comments is to use /* *<text:span text:style-name="Default_20_Paragraph_20_Font"><text:span text:style-name="T1">/</text:span></text:span>. Everything after the first slash and asterisk is considered to be a comment until it hits the second. The // will only make anything that is after the statement and on the same line. For example,</text:p>
      <text:p text:style-name="Standard"/>
      <text:p text:style-name="Standard">[2]</text:p>
      <text:p text:style-name="Standard"/>
      <text:p text:style-name="Standard">Java has what is know as “reserved words” such as <text:span text:style-name="Default_20_Paragraph_20_Font"><text:span text:style-name="T1">class</text:span></text:span>, <text:span text:style-name="Default_20_Paragraph_20_Font"><text:span text:style-name="T1">public</text:span></text:span>, <text:span text:style-name="Default_20_Paragraph_20_Font"><text:span text:style-name="T1">static</text:span></text:span>, and <text:span text:style-name="Default_20_Paragraph_20_Font"><text:span text:style-name="T1">void</text:span></text:span>. When the compiler, which compiles the program in order for the computer to understand, sees the word “class” it expects the name of a class to come directly after that. The name of the class (in this case Welcome) can be anything you choose but it is best for it to be something that helps identify what the program does.</text:p>
      <text:p text:style-name="Standard"/>
      <text:p text:style-name="Standard">You might also notice the curly braces within our program. { and }. Every class and method starts with an opening brace { and ends with a closing brace }. <text:s/>Within a method there may be various instructions to the computer. Or to continue our class metaphor, the individuals within a class all may have different work to do. There may even be groups of students (all with different methods/instructions) and each <text:soft-page-break/>group is separated by curly braces. There may even be multiple classes all with different methods and the curly braces are what separate them.</text:p>
      <text:p text:style-name="Standard">[3]</text:p>
      <text:p text:style-name="Standard"/>
      <text:p text:style-name="Standard">If this doesn't make sense right now, as we get further on it should start to come together. Part of the goal of this course is to develop a natural intuition for programming in Java. Things like what “public static void, and other items within our original Hello World program will be explained further later in the course.</text:p>
      <text:p text:style-name="Standard"/>
      <text:p text:style-name="Standard">As you write programs in the future, you may find that most of the errors you make (all programmers make a lot of them) will be with things like curly braces, comments and especially ending statements with semi-colons. ( { }, //, ; ). If you misspell anything or miss these required characters your program will return an error. Part of learning to program is learning to recognize what errors mean and how to correct them.</text:p>
      <text:p text:style-name="Standard"/>
      <text:p text:style-name="Standard">Once you get an understanding of basic commands and what you can do with a language it can sometimes be easy to expand. For example, if we know how to print one line, we also know how to print multiple lines.</text:p>
      <text:p text:style-name="Standard"/>
      <text:p text:style-name="Standard">[4]</text:p>
      <text:p text:style-name="Standard"/>
      <text:p text:style-name="Standard">You can also use java to perform math operations for you. Math is at the core of computer science and drive many advanced programs. A computer can solve complex problems like (30 + 16 * 2)/(18 – 7) in an instant. We can do this as such:</text:p>
      <text:p text:style-name="Standard"/>
      <text:p text:style-name="Standard">[5]</text:p>
      <text:p text:style-name="Standard"/>
      <text:p text:style-name="Standard">You will notice that we are using the same System.out.println as we would to print a string, but there are no quotes. If we put the quotes, the program would just print out the equation. Without them, Java recognizes the numbers and performs the math. We use parentheses to separate the numerator and denominator to make sure that the operations are done in a proper order.</text:p>
      <text:p text:style-name="Standard"/>
      <text:p text:style-name="P1">Page 2 – Create, Compile, Execute</text:p>
      <text:p text:style-name="Standard"/>
      <text:p text:style-name="Standard">Before you can run or execute a program you must first compile it. Compiling is when the computer takes your Java code and translates it into binary (0's and 1'). Languages like Java make it much easier for humans to write programs so they do not have to write things like 0011 1110 01010. Many of the advanced programs we have today like Google Chrome, Skype, or Microsoft Word would be impossible if not for what we call “high level languages” like Java.</text:p>
      <text:p text:style-name="Standard">If your program has “compile errors” the console will tell you so and you will have to edit the program and compile it again to make sure there are no compile errors left. If your program has “runtime errors” <text:s/>there will be no warning and the program will run and give you a wrong result.</text:p>
      <text:p text:style-name="Standard"/>
      <text:p text:style-name="Standard">For writing programs we recommend using NotePad++. When it comes to running them we will be using the Windows command prompt. If you are using a Linux machine, it will be the Terminal.</text:p>
      <text:p text:style-name="Standard"/>
      <text:p text:style-name="Standard">Remember that when writing programs in text editors like NotePad++ your file must end with the extension .java. Our “Welcome” program that prints “Hello World!” is save as Welcome.java. In order to compile that program we go to the directory where the file is saved and type “javac Welcome.java”. <text:soft-page-break/>“javac” stands for Java compile. If there are no errors a new file called Welcome.class will be automatically created in the same folder.</text:p>
      <text:p text:style-name="Standard"/>
      <text:p text:style-name="Standard">In order to run the program you type in “java Welcome” (without the c and .java). This should cause your command prompt to print out the text, “Welcome to Java!”.</text:p>
      <text:p text:style-name="Standard"/>
      <text:p text:style-name="P1">Page 3 – Style Matters</text:p>
      <text:p text:style-name="Standard"/>
      <text:p text:style-name="Standard">Part of this sites goal is to make sure programmers are writing their programs in a way that not only works, but looks good. i could type this entire course in lowercase with no grammar but you might find it hard to read and follow in fact at a certain point you may find it annoying especiallywhenistopputtinginspaces. You could write your programs all on one line and never put any space, or “whitespace” but this would be ugly and unreadable. Writing programs that clearly seperate things and are heavily commented is a part of being a good programmer.</text:p>
      <text:p text:style-name="Standard"/>
      <text:p text:style-name="Standard">A good example can be found in our math program. We could have written it like this:</text:p>
      <text:p text:style-name="Standard"/>
      <text:p text:style-name="Standard">((30+16*2)/(18-7))</text:p>
      <text:p text:style-name="Standard"/>
      <text:p text:style-name="Standard">But is is more easily redable like this:</text:p>
      <text:p text:style-name="Standard"/>
      <text:p text:style-name="Standard">((30 + 16 * 2)/(18 – 7))</text:p>
      <text:p text:style-name="Standard"/>
      <text:p text:style-name="Standard">This is easier on the eyes and can be read faster. Another example of style may be how you place your curly braces. There are different ways of doing this, but two known and generally accepted ways are:</text:p>
      <text:p text:style-name="Standard"/>
      <text:p text:style-name="Standard">[6][7]</text:p>
      <text:p text:style-name="Standard"/>
      <text:p text:style-name="Standard">Both of these styles work and what you choose is totally up to you. Style 1 is more easily readable, but Style 2 saves space. I personally prefer style 2 because it is easier for me to type and if you place your cursor next to a curly brace, it should show you the matching brace that it belongs to. But again, you should try different things and find your own style. However remember that mixing them up can be confusing and going too crazy with trying to find a totally unique style can make it difficult for others to read your code. Pay close attention to what your code looks like as you move along and always make an effort to create clear comments that explain exactly what your code is doing, and make sure it can be easily read by any other programmers.</text:p>
      <text:p text:style-name="Standard"/>
      <text:p text:style-name="P1">Page 4 – Errors Errors Everywhere</text:p>
      <text:p text:style-name="Standard"/>
      <text:p text:style-name="Standard">Getting into further detail with errors and how to fix them we can first look at syntax errors. Syntax errors happen when you make a mistake in your grammar by misspelling something, misplacing a semi-colon, missing a curly brace or something like that. In these cases, the compiler should recognize what the error is and tell you where it is through the command prompt. For example, take a look at the program below and try and find the syntax errors.</text:p>
      <text:p text:style-name="Standard"/>
      <text:p text:style-name="Standard">[8]</text:p>
      <text:p text:style-name="Standard"/>
      <text:p text:style-name="Standard">If we try to compile the program we get the following display:</text:p>
      <text:p text:style-name="Standard"/>
      <text:p text:style-name="Standard"><text:soft-page-break/>[9]</text:p>
      <text:p text:style-name="Standard"/>
      <text:p text:style-name="Standard">Here the command prompt shows four errors, but we can't take every error at face value. We have to consider what is really wrong and only use errors as clues.</text:p>
      <text:p text:style-name="Standard"/>
      <text:p text:style-name="Standard">The first error shows the number 2 (to mean line 2) and says, “invalid method declaration; return type required). From past lessons we know that we need the the word “void” before main. This is something we will get into later, but for now it is something that should be memorized and used always. So we sill have to change “public static main” to “public static void main”.</text:p>
      <text:p text:style-name="Standard"/>
      <text:p text:style-name="Standard">Our other three errors may be even more misleading than the first but can certainly point us in the firth direction. For instance, the first of these three errors says that a ) is needed after Welcome. This doesn't make sense because we want to print the entire “Welcome to Java”. Our second error points to the double quotes and says there is an unclosed string literal. By looking at the entire line (line 3 as annotated to the left of the word “error”) we can see that we forgot the first quote. So we will need to fix that. Lastly, we get an error pointing to the word “Java” and saying “not a statement”. The word Java is a part of our string and is not meant to be a statement in itself. From this, it looks like if we add the first quote the string should be closed up and seen by the compiler as one item and the errors on different parts of it should go away. Let's try it.</text:p>
      <text:p text:style-name="Standard"/>
      <text:p text:style-name="Standard">[10]</text:p>
      <text:p text:style-name="Standard"/>
      <text:p text:style-name="Standard">Great, it looks like everything is in working order!</text:p>
      <text:p text:style-name="Standard"/>
      <text:p text:style-name="Standard">The next kind of error one might make is called a “runtime error”. This is an error that the compiler won't notice but when you try to run the program it will fail and print out the error it came across. If we try to compile the following program it will do so without a problem.</text:p>
      <text:p text:style-name="Standard"/>
      <text:p text:style-name="Standard">[11]</text:p>
      <text:p text:style-name="Standard"/>
      <text:p text:style-name="Standard">Of course, you can't divide by zero, to us this may mean 'undefined'. However to Java the code looks right at face value but when it tries to perform the calculation it runs into a problem and is not able to handle the problem it is given. This is the output we get from this:</text:p>
      <text:p text:style-name="Standard"/>
      <text:p text:style-name="Standard">[12]</text:p>
      <text:p text:style-name="Standard"/>
      <text:p text:style-name="Standard">The final kind of error is the “Logic Error”. This is when the program compile and looks like it runs fine. However, you may get an answer to your problem that is not right due to some small mistake made within the code.</text:p>
      <text:p text:style-name="Standard">If you compiled and ran the Math program from awhile back you may have ran into the problem. The answer printed out is 5. If you use a calculator you might find that the answer should be 5.636... Why this happens is actually a subject for the future, but for now what you need to know is that in order to fix the program, you have to add a “.0” after one of the numbers in the equation. This tells the compiler that you are looking for a decimal number, or what will later be called a “double” number.</text:p>
      <text:p text:style-name="Standard"/>
      <text:p text:style-name="Standard">[13]</text:p>
      <text:p text:style-name="Standard"/>
      <text:p text:style-name="Standard">As you get to writing programs you will come across common errors that you make. This can commonly be things like missing semi-colons and curly braces. Pay attention to these things and learn <text:soft-page-break/>what you need to be careful with. I have learned that it is best to type both curly braces at once and add space in between them to write code. This avoids the mistake of forgetting to add it later on. You will develop small practices like this as you move on and become a more proficient programmer by simply recognizing where you make mistakes most often.</text:p>
      <text:p text:style-name="Standard"/>
      <text:p text:style-name="P1">Exercises 1</text:p>
      <text:p text:style-name="P1"/>
      <text:p text:style-name="P1"><text:span text:style-name="T2">Page 5 - </text:span>Level 0.5</text:p>
      <text:p text:style-name="P2"/>
      <text:p text:style-name="P2">By going through exercises you should be able to get a better understanding of how programs work and develop a better intuition for creating them. When thinking about how to go about solving a problem, many programmers break it down into simple steps and write out “pseudocode”. Pseudo code is really just a term for fake code that looks more like English than an actual program might look like. For example, if you wanted to calculate the area of a circle you might write simply:</text:p>
      <text:p text:style-name="P2"/>
      <text:list xml:id="list3298315424837595494" text:style-name="L1">
        <text:list-item>
          <text:p text:style-name="P4">Get circles radius.</text:p>
        </text:list-item>
        <text:list-item>
          <text:p text:style-name="P4">Area = radius * radius * PI</text:p>
        </text:list-item>
        <text:list-item>
          <text:p text:style-name="P4">Display result.</text:p>
        </text:list-item>
      </text:list>
      <text:p text:style-name="P2"/>
      <text:p text:style-name="P2">With these simple steps it becomes easier to write out the program.</text:p>
      <text:p text:style-name="P2"/>
      <text:p text:style-name="P2">[14]</text:p>
      <text:p text:style-name="P2"/>
      <text:p text:style-name="P2">Ok, a few new concepts here. Let’s walk through them. First there is the “double radius” and “double area”. A double is basically a decimal number, in other languages this might be called a “float”, or a floating point number.</text:p>
      <text:p text:style-name="P2"/>
      <text:p text:style-name="P2">When we use the words “radius” and “area” these are simply variables. We can call these anything but labeling them as “radius” and “area” helps us to easily identify what the variables contain. When we set “radius = 10” on line 7 we are assigning the value 10 to the variable radius. Think of this like an x in algebra. We could say x instead of radius, and y instead of area. Our equation would then be y = x * x * 3.14159. But again using radius and area as labels rather than letters makes things easier to read and understand.</text:p>
      <text:p text:style-name="P2"/>
      <text:p text:style-name="P2">Next you might notice that on Lines 13-14 we done something a little different. We are adding two strings of characters to the variables radius and area. What this does is “concatenates” the string to the numbers. In other words Java prints out the first string, “The area of the circle…”, then prints the radius, then prints “is:”, and finally prints the area. The + symbol basically connects everything together into one large string. If we were to surround the whole thing by quotes like:</text:p>
      <text:p text:style-name="P2"/>
      <text:p text:style-name="P2">“The area of the circle radius radius is: area”</text:p>
      <text:p text:style-name="P2"/>
      <text:p text:style-name="P2">The program would only print out that string, for that reason we must separate the variables outside of quotes so that the Java compiler does not interpret them as strings. At the end of Line 13 we started a new line to make sure the line did not get to long (which makes things ugly). What if we created a new line after the word circle? In this case the compiler would print an error. When starting new lines you must use concatenation, even if it is part of the same string. To start a new line after the word circle, we would do this:</text:p>
      <text:p text:style-name="P2"/>
      <text:p text:style-name="P2"><text:soft-page-break/>[15]</text:p>
      <text:p text:style-name="P2"/>
      <text:p text:style-name="P2">You may also notice the space after the words “circle radius” and before and after “is:”. This is done to make sure the variable numbers do not appear right after the next. Try deleting the space and running the program on your own to see for yourself.</text:p>
      <text:p text:style-name="P2"/>
      <text:p text:style-name="P1"><text:span text:style-name="T2">Page 6 - </text:span>User Input</text:p>
      <text:p text:style-name="P2"/>
      <text:p text:style-name="P2">Many programs might want to get the users input to allow the user of the program to tell the program what to do. In Java we use the “Scanner” class to accomplish this. We have already been using the keywords “System.out.” to print things, the Scanner class uses the keywords “System.in”. Both of these things are used to access the default output device (your computer monitor) and the default input device (your keyboard) to take in and display information. In order to use the Scanner class to take in information you would use the code:</text:p>
      <text:p text:style-name="P2"/>
      <text:p text:style-name="P2">Scanner input = new Scanner(System.in);</text:p>
      <text:p text:style-name="P2"/>
      <text:p text:style-name="P2">This code basically creates a new object, and a new variable called input, both of the Scanner type. The Scanner variable input is assigned to the Scanner object. The object may invoke built in methods such as nextDouble(). I know this might not make sense right now but things start to come together as we add in more information. If we wanted to read in a double (decimal) number, we would do something like this:</text:p>
      <text:p text:style-name="P2"/>
      <text:p text:style-name="P2">double radius = input.nextDouble();</text:p>
      <text:p text:style-name="P2"/>
      <text:p text:style-name="P2">This takes what is typed in with the keyword and assigns it to the variable radius. We can see this in action with the program below.</text:p>
      <text:p text:style-name="P2"/>
      <text:p text:style-name="P2">[16]</text:p>
      <text:p text:style-name="P2"/>
      <text:p text:style-name="P2">Let’s take note of a few things within this program. First of all, I used “print” instead of “println”. What this does is makes sure the input is on the same line as the prompt. A println statement will start a new line right after the statement is printed. (println = Print Line). On the other hand, the print statement will not start a new line and will put anything you add (such as an input prompt) on that same line. (print = Print).</text:p>
      <text:p text:style-name="P2"/>
      <text:p text:style-name="P2">Next, we are using our double radius = input.nextDouble(); command to take in the user input and assigning it to the variable radius. After the user hits the “Enter” key, the program takes whatever was entered and moves on to the next instruction.</text:p>
      <text:p text:style-name="P2"/>
      <text:p text:style-name="P2">At the top you may have noticed that we need to “import” java.util.Scanner. Java has a lot of built in classes that you can use to make things easier. However, you need to tell Java to access them before it will do so. If we wanted to we could have simply said “import java.util.*;” This would have imported everything from the java.util package all at once. There is no real difference between using these two because the Java compiler will only access the classes that are used. The import function simply points it to where the class being used in located.</text:p>
      <text:p text:style-name="P2"/>
      <text:p text:style-name="P5">In this next program we can see how easy it is to take in multiple inputs at once from the user:</text:p>
      <text:p text:style-name="P5"/>
      <text:p text:style-name="P5"><text:soft-page-break/>[17]</text:p>
      <text:p text:style-name="P5"/>
      <text:p text:style-name="P5">The are two ways the user can handle this input. They can type in each number with spaces in between and press Enter. Alternatively, they can enter one number at a time, pressing Enter after each one. Java will interpret both of these as the same. If they put in a non number on the other hand they will get a runtime error.</text:p>
      <text:p text:style-name="P5"/>
      <text:p text:style-name="P9">Page 7 – <text:span text:style-name="T3">Constants and Conventions</text:span></text:p>
      <text:p text:style-name="P5"/>
      <text:p text:style-name="P6">In any programming language there are a few small practices that it helps to know from the very beginning. One of these is the ideas of constants. This is permanent data, such as a variable that never changes throughout a program. This can be a helpful way that you know exactly what you're getting when you've got a program that uses a lot of temporary variables that are changed and moved. For instance, in computing the area of a circle we might want to declare PI as a constant. We can do this by appending the word final in front of double. Such as in the program below.</text:p>
      <text:p text:style-name="P6"/>
      <text:p text:style-name="P6">[18]</text:p>
      <text:p text:style-name="P6"/>
      <text:p text:style-name="P7">Another of these ideas is properly naming your classes, variables and methods. Over time certain standards have emerged that have developed as common practice even if it is not necessary. It is of course good to give everything clear and concise names. To represent the number 3.14 it's good to call it PI and not x. This makes things as clear as possible. When naming variables and methods, it is common to start the names with a lowercase letter. If your variable/method name has more then word it is common to start the other words with a capital letter. For example, “name” or “variableName”.</text:p>
      <text:p text:style-name="P7"/>
      <text:p text:style-name="P7">When it comes to classes it is common to start them with a capital letter and start every word with a capital letter. “Class” or “ClassName”. For final variables, such as PI in the example above programmers usually use all caps and separate words with an underscore (_). “PI”, “PI_VARIABLE”.</text:p>
      <text:p text:style-name="P7"/>
      <text:p text:style-name="P7">Of course, as mentioned before, don't use words that Java already uses for your variable names. Examples might include Scanner, println, public, final, etc.</text:p>
      <text:p text:style-name="P6"/>
      <text:p text:style-name="P10">Page 8 – Numbers and <text:span text:style-name="T4">Time</text:span> and Numb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Windows_x86 LibreOffice_project/05dceb5d363845f2cf968344d7adab8dcfb2ba71</meta:generator>
    <meta:creation-date>2014-02-12T17:15:00Z</meta:creation-date>
    <dc:date>2014-02-13T21:00:53.332000000</dc:date>
    <meta:editing-cycles>12</meta:editing-cycles>
    <meta:editing-duration>PT2H16M</meta:editing-duration>
    <meta:document-statistic meta:table-count="0" meta:image-count="0" meta:object-count="0" meta:page-count="7" meta:paragraph-count="88" meta:word-count="3577" meta:character-count="19393" meta:non-whitespace-character-count="15897"/>
    <meta:template xlink:type="simple" xlink:actuate="onRequest" xlink:title="" xlink:href="Normal"/>
  </office:meta>
</office:document-meta>
</file>